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Morph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3" table:number-columns-repeated="2"/>
          <table:table-cell table:style-name="ce3" office:value-type="string" calcext:value-type="string">
            <text:p>ST- Link</text:p>
          </table:table-cell>
          <table:table-cell table:style-name="ce3" table:number-columns-repeated="3"/>
          <table:table-cell table:style-name="ce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op View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table:number-columns-repeated="4"/>
          <table:table-cell office:value-type="string" calcext:value-type="string">
            <text:p>C9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E5V</text:p>
          </table:table-cell>
          <table:table-cell table:number-columns-repeated="4"/>
          <table:table-cell office:value-type="string" calcext:value-type="string">
            <text:p>B9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/>
          <table:table-cell office:value-type="string" calcext:value-type="string">
            <text:p>BT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AVDD</text:p>
          </table:table-cell>
          <table:table-cell office:value-type="string" calcext:value-type="string">
            <text:p>U5V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C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IOREF</text:p>
          </table:table-cell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+3.3V</text:p>
          </table:table-cell>
          <table:table-cell table:number-columns-repeated="4"/>
          <table:table-cell office:value-type="string" calcext:value-type="string">
            <text:p>A7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+5V</text:p>
          </table:table-cell>
          <table:table-cell table:number-columns-repeated="4"/>
          <table:table-cell office:value-type="string" calcext:value-type="string">
            <text:p>B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C7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Vn</text:p>
          </table:table-cell>
          <table:table-cell table:number-columns-repeated="4"/>
          <table:table-cell office:value-type="string" calcext:value-type="string">
            <text:p>A8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table:number-columns-repeated="4"/>
          <table:table-cell office:value-type="string" calcext:value-type="string">
            <text:p>B10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A0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GND</text:p>
          </table:table-cell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office:value-type="string" calcext:value-type="string">
            <text:p>B0</text:p>
          </table:table-cell>
          <table:table-cell table:number-columns-repeated="4"/>
          <table:table-cell office:value-type="string" calcext:value-type="string">
            <text:p>A10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0</text:p>
          </table:table-cell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NC</text:p>
          </table:table-cell>
        </table:table-row>
      </table:table>
      <table:table table:name="fitted Component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ucleo 401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Fitted / Not Fitted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Not</text:p>
          </table:table-cell>
        </table:table-row>
      </table:table>
      <table:table table:name="Solder Bridges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ucleo -F401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lieferzustand (MB1136 C-04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1">
          <table:table-cell office:value-type="string" calcext:value-type="string">
            <text:p>SB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p Side</text:p>
          </table:table-cell>
        </table:table-row>
        <table:table-row table:style-name="ro1">
          <table:table-cell office:value-type="string" calcext:value-type="string">
            <text:p>SB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B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B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B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SB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office:value-type="string" calcext:value-type="string">
            <text:p>SB1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1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2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2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2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2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2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2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3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3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3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3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4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4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4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4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5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5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5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6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6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6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6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6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B6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.00.0000</text:date>, <text:time style:data-style-name="N2" text:time-value="21:42:45.1765705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3:24:33.289650322</meta:creation-date>
    <meta:print-date>2017-10-01T23:38:07.283886879</meta:print-date>
    <dc:date>2017-10-23T22:14:13.694784355</dc:date>
    <meta:editing-duration>PT15M30S</meta:editing-duration>
    <meta:editing-cycles>4</meta:editing-cycles>
    <meta:generator>LibreOffice/5.1.6.2$Linux_X86_64 LibreOffice_project/10m0$Build-2</meta:generator>
    <meta:document-statistic meta:table-count="3" meta:cell-count="255" meta:object-count="0"/>
  </office:meta>
</office:document-meta>
</file>